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.6cm" svg:x="1cm" svg:y="1cm">
          <text:p text:style-name="P1">Video de Entr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2.6cm" svg:x="1cm" svg:y="5cm">
          <text:p text:style-name="P1">Estimador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cm" svg:height="2.6cm" svg:x="7cm" svg:y="5cm">
          <text:p text:style-name="P1">Compensação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.6cm" svg:x="13cm" svg:y="1cm">
          <text:p text:style-name="P1">Transform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2.6cm" svg:x="19cm" svg:y="1cm">
          <text:p text:style-name="P1">Quantizaçã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2.6cm" svg:x="25cm" svg:y="1cm">
          <text:p text:style-name="P1">Codificação</text:p>
          <text:p text:style-name="P1">Entropic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5cm" svg:y1="3.6cm" svg:x2="3.5cm" svg:y2="5cm" draw:start-shape="id1" draw:start-glue-point="2" draw:end-shape="id2" draw:end-glue-point="0" svg:d="m3500 3600v1400" svg:viewBox="0 0 1 1401">
          <text:p/>
        </draw:connector>
        <draw:connector draw:style-name="gr3" draw:text-style-name="P1" draw:layer="layout" draw:type="line" svg:x1="18cm" svg:y1="2.3cm" svg:x2="19cm" svg:y2="2.3cm" draw:start-shape="id3" draw:start-glue-point="1" draw:end-shape="id4" draw:end-glue-point="3" svg:d="m18000 2300h1000" svg:viewBox="0 0 1001 1">
          <text:p/>
        </draw:connector>
        <draw:custom-shape draw:style-name="gr2" draw:text-style-name="P1" xml:id="id5" draw:id="id5" draw:layer="layout" svg:width="5cm" svg:height="2.6cm" svg:x="19cm" svg:y="5cm">
          <text:p text:style-name="P1">Quantização</text:p>
          <text:p text:style-name="P1">Invers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.6cm" svg:x="19cm" svg:y="9.1cm">
          <text:p text:style-name="P1">Transformada</text:p>
          <text:p text:style-name="P1">Invers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5cm" svg:y1="7.6cm" svg:x2="21.5cm" svg:y2="9.1cm" draw:start-shape="id5" draw:start-glue-point="2" draw:end-shape="id6" svg:d="m21500 7600v1500" svg:viewBox="0 0 1 1501">
          <text:p/>
        </draw:connector>
        <draw:connector draw:style-name="gr3" draw:text-style-name="P1" draw:layer="layout" draw:type="line" svg:x1="21.5cm" svg:y1="3.6cm" svg:x2="21.5cm" svg:y2="5cm" draw:start-shape="id4" draw:start-glue-point="2" draw:end-shape="id5" draw:end-glue-point="0" svg:d="m21500 3600v1400" svg:viewBox="0 0 1 1401">
          <text:p/>
        </draw:connector>
        <draw:connector draw:style-name="gr3" draw:text-style-name="P1" draw:layer="layout" draw:type="line" svg:x1="24cm" svg:y1="2.3cm" svg:x2="25cm" svg:y2="2.3cm" draw:start-shape="id4" draw:start-glue-point="1" draw:end-shape="id7" draw:end-glue-point="3" svg:d="m24000 2300h1000" svg:viewBox="0 0 1001 1">
          <text:p/>
        </draw:connector>
        <draw:connector draw:style-name="gr3" draw:text-style-name="P1" draw:layer="layout" draw:line-skew="0.099cm" svg:x1="3.5cm" svg:y1="7.6cm" svg:x2="27.5cm" svg:y2="3.6cm" draw:start-shape="id2" draw:start-glue-point="2" draw:end-shape="id7" svg:d="m3500 7600v600h24000v-4600" svg:viewBox="0 0 24001 4601">
          <text:p/>
        </draw:connector>
        <draw:custom-shape draw:style-name="gr4" draw:text-style-name="P1" xml:id="id8" draw:id="id8" draw:layer="layout" svg:width="1.2cm" svg:height="1.2cm" svg:x="8.9cm" svg:y="1.7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cm" svg:y1="2.3cm" svg:x2="8.9cm" svg:y2="2.3cm" draw:start-shape="id1" draw:start-glue-point="1" draw:end-shape="id8" draw:end-glue-point="6" svg:d="m6000 2300h2900" svg:viewBox="0 0 2901 1">
          <text:p/>
        </draw:connector>
        <draw:connector draw:style-name="gr3" draw:text-style-name="P1" draw:layer="layout" svg:x1="10.1cm" svg:y1="2.3cm" svg:x2="13cm" svg:y2="2.3cm" draw:start-shape="id8" draw:start-glue-point="10" draw:end-shape="id3" draw:end-glue-point="3" svg:d="m10100 2300h2900" svg:viewBox="0 0 2901 1">
          <text:p/>
        </draw:connector>
        <draw:connector draw:style-name="gr3" draw:text-style-name="P1" draw:layer="layout" svg:x1="9.5cm" svg:y1="5cm" svg:x2="9.5cm" svg:y2="2.9cm" draw:start-shape="id9" draw:start-glue-point="0" draw:end-shape="id8" draw:end-glue-point="8" svg:d="m9500 5000v-2100" svg:viewBox="0 0 1 2101">
          <text:p/>
        </draw:connector>
        <draw:custom-shape draw:style-name="gr2" draw:text-style-name="P1" xml:id="id11" draw:id="id11" draw:layer="layout" svg:width="5cm" svg:height="2.6cm" svg:x="7cm" svg:y="9.1cm">
          <text:p text:style-name="P1">Frame</text:p>
          <text:p text:style-name="P1">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1cm" svg:y1="10.4cm" svg:x2="12cm" svg:y2="10.4cm" draw:start-shape="id10" draw:start-glue-point="3" draw:end-shape="id11" draw:end-glue-point="1" svg:d="m13100 10400h-1100" svg:viewBox="0 0 1101 1">
          <text:p/>
        </draw:connector>
        <draw:connector draw:style-name="gr3" draw:text-style-name="P1" draw:layer="layout" svg:x1="9.5cm" svg:y1="9.1cm" svg:x2="9.5cm" svg:y2="7.6cm" draw:start-shape="id11" draw:end-shape="id9" draw:end-glue-point="2" svg:d="m9500 9100v-1500" svg:viewBox="0 0 1 1501">
          <text:p/>
        </draw:connector>
        <draw:frame draw:style-name="gr5" draw:text-style-name="P1" draw:layer="layout" svg:width="4.9cm" svg:height="1.673cm" svg:x="25.2cm" svg:y="6.4cm">
          <draw:text-box>
            <text:p text:style-name="P1">Vetores de</text:p>
            <text:p text:style-name="P1"><text:s/>Movimento</text:p>
          </draw:text-box>
        </draw:frame>
        <draw:custom-shape draw:style-name="gr6" draw:text-style-name="P1" draw:layer="layout" svg:width="17.9cm" svg:height="9.2cm" svg:x="6.8cm" svg:y="3.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4cm" svg:height="1cm" svg:x="17.5cm" svg:y="12.2cm">
          <draw:text-box>
            <text:p text:style-name="P1"><text:s/>Decodificador Interno</text:p>
          </draw:text-box>
        </draw:frame>
        <draw:custom-shape draw:style-name="gr1" draw:text-style-name="P1" xml:id="id12" draw:id="id12" draw:layer="layout" svg:width="5cm" svg:height="2.6cm" svg:x="31cm" svg:y="1cm">
          <text:p text:style-name="P1">Bitstrea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0cm" svg:y1="2.3cm" svg:x2="31cm" svg:y2="2.3cm" draw:start-shape="id7" draw:start-glue-point="1" draw:end-shape="id12" draw:end-glue-point="3" svg:d="m30000 2300h1000" svg:viewBox="0 0 1001 1">
          <text:p/>
        </draw:connector>
        <draw:custom-shape draw:style-name="gr2" draw:text-style-name="P1" xml:id="id10" draw:id="id10" draw:layer="layout" svg:width="5cm" svg:height="2.6cm" svg:x="13.1cm" svg:y="9.1cm">
          <text:p text:style-name="P1">Filtro deblock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cm" svg:y1="10.4cm" svg:x2="18.1cm" svg:y2="10.4cm" draw:start-shape="id6" draw:start-glue-point="3" draw:end-shape="id10" draw:end-glue-point="1" svg:d="m19000 10400h-900" svg:viewBox="0 0 901 1">
          <text:p/>
        </draw:connector>
        <draw:connector draw:style-name="gr3" draw:text-style-name="P1" draw:layer="layout" svg:x1="15.6cm" svg:y1="9.1cm" svg:x2="12cm" svg:y2="6.3cm" draw:start-shape="id10" draw:start-glue-point="0" draw:end-shape="id9" draw:end-glue-point="1" svg:d="m15600 9100v-2800h-3600" svg:viewBox="0 0 360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19:37:05</meta:creation-date>
    <dc:date>2014-10-14T23:08:29</dc:date>
    <meta:editing-duration>PT10H33M58S</meta:editing-duration>
    <meta:editing-cycles>5</meta:editing-cycles>
    <meta:generator>LibreOffice/3.5$Linux_X86_64 LibreOffice_project/350m1$Build-2</meta:generator>
    <meta:document-statistic meta:object-count="29"/>
  </office:meta>
</office:document-meta>
</file>